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32pt" fo:font-weight="bold" style:font-size-asian="32pt" style:font-weight-asian="bold" style:font-size-complex="32pt" style:font-weight-complex="bold"/>
    </style:style>
    <style:style style:name="P2" style:family="paragraph" style:parent-style-name="Standard">
      <style:text-properties fo:font-size="26pt" fo:font-weight="bold" style:font-size-asian="26pt" style:font-weight-asian="bold" style:font-size-complex="26pt" style:font-weight-complex="bold"/>
    </style:style>
    <style:style style:name="P3" style:family="paragraph" style:parent-style-name="Standard">
      <style:text-properties fo:font-size="28pt" fo:font-weight="bold" style:font-size-asian="28pt" style:font-weight-asian="bold" style:font-size-complex="28pt" style:font-weight-complex="bold"/>
    </style:style>
    <style:style style:name="P4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break-before="page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 style:list-style-name="L1"/>
    <style:style style:name="P7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 style:list-style-name="L2"/>
    <style:style style:name="P9" style:family="paragraph" style:parent-style-name="Heading_20_2">
      <style:paragraph-properties fo:margin-top="0.423cm" fo:margin-bottom="0.212cm" loext:contextual-spacing="false" fo:keep-with-next="always"/>
      <style:text-properties style:font-name="Arial" style:font-name-asian="Droid Sans Fallback" style:font-name-complex="Lohit Hindi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MA 8</text:p>
      <text:p text:style-name="Standard"/>
      <text:p text:style-name="Standard"/>
      <text:p text:style-name="P2">Almacenamiento de datos en el lado cliente</text:p>
      <text:p text:style-name="Standard"/>
      <text:p text:style-name="Standard"/>
      <text:p text:style-name="Standard"/>
      <text:p text:style-name="P3">CUESTIONES. Soluciones.</text:p>
      <text:p text:style-name="Standard"/>
      <text:p text:style-name="Standard"/>
      <text:p text:style-name="Standard"/>
      <text:p text:style-name="Standard"/>
      <text:h text:style-name="Heading_20_1" text:outline-level="1">ALMACENAMIENTO WEB</text:h>
      <text:p text:style-name="Standard"><text:a xlink:type="simple" xlink:href="http://www.w3schools.com/html/html5_webstorage.asp" text:style-name="Internet_20_link" text:visited-style-name="Visited_20_Internet_20_Link">http://www.w3schools.com/html/html5_webstorage.asp</text:a></text:p>
      <text:p text:style-name="Standard"/>
      <text:p text:style-name="Standard">Y también:</text:p>
      <text:p text:style-name="Standard"><text:a xlink:type="simple" xlink:href="http://www.maestrosdelweb.com/actualidad/tutorial-local-session-storage/" text:style-name="Internet_20_link" text:visited-style-name="Visited_20_Internet_20_Link">http://www.maestrosdelweb.com/actualidad/tutorial-local-session-storage/</text:a></text:p>
      <text:p text:style-name="Standard"/>
      <text:p text:style-name="Standard"/>
      <text:h text:style-name="Heading_20_2" text:outline-level="2">Las cookies</text:h>
      <text:p text:style-name="Standard">¿Qué es una sesión?</text:p>
      <text:p text:style-name="Standard"><text:tab/></text:p>
      <text:p text:style-name="Standard"/>
      <text:p text:style-name="Standard">¿Qué ocurrirá con una cookie para la que no hemos especificado fecha de expiración?</text:p>
      <text:p text:style-name="Standard"><text:tab/></text:p>
      <text:p text:style-name="Standard"/>
      <text:p text:style-name="Standard">¿Cuándo y cómo se envían las cookies al servidor?</text:p>
      <text:p text:style-name="Standard"><text:tab/></text:p>
      <text:p text:style-name="Standard"/>
      <text:p text:style-name="Standard">¿Qué ventaja tiene la forma de enviar las cookies al servidor?</text:p>
      <text:p text:style-name="Standard"><text:tab/></text:p>
      <text:p text:style-name="Standard"/>
      <text:p text:style-name="Standard">¿Qué desventaja tiene la forma de enviar las cookies al servidor?</text:p>
      <text:p text:style-name="Standard"><text:tab/></text:p>
      <text:p text:style-name="Standard"/>
      <text:p text:style-name="Standard"/>
      <text:h text:style-name="P9" text:outline-level="2">Problemas con las cookies</text:h>
      <text:p text:style-name="Standard">¿Cuáles son los principales inconvenientes de las cookies?</text:p>
      <text:list xml:id="list4000804554" text:style-name="L1">
        <text:list-item>
          <text:list>
            <text:list-header>
              <text:p text:style-name="P6"/>
            </text:list-header>
          </text:list>
        </text:list-item>
      </text:list>
      <text:p text:style-name="Standard"/>
      <text:p text:style-name="Standard"/>
      <text:h text:style-name="P9" text:outline-level="2"><text:soft-page-break/>Las cookies de Flash</text:h>
      <text:p text:style-name="Standard"/>
      <text:p text:style-name="Standard"/>
      <text:h text:style-name="P9" text:outline-level="2">La especificación web storage de la W3C.</text:h>
      <text:p text:style-name="Standard">¿Cuáles son los nuevos objetos que incluye HTML5 para el almacenamiento de datos en el cliente?</text:p>
      <text:p text:style-name="Standard"><text:tab/></text:p>
      <text:p text:style-name="Standard"/>
      <text:p text:style-name="Standard">¿Por qué, mediante <text:span text:style-name="T1">web storage</text:span>, es posible almacenar gran cantidad de información sin afectar al rendimiento de la aplicación web?</text:p>
      <text:p text:style-name="Standard"><text:tab/></text:p>
      <text:p text:style-name="Standard"/>
      <text:p text:style-name="P4">SessionStorage</text:p>
      <text:p text:style-name="Standard">Si tenemos 2 pestañas abiertas en el mismo navegador, ¿podrán compartir un mismo objeto sessiónStorage esas 2 ventanas? ¿Por qué?</text:p>
      <text:p text:style-name="Standard"/>
      <text:p text:style-name="Standard"/>
      <text:p text:style-name="Standard">¿Qué pasa con la información almacenada en un sessionStorage al cerrar la sesión?</text:p>
      <text:p text:style-name="Standard"><text:tab/></text:p>
      <text:p text:style-name="Standard"/>
      <text:p text:style-name="Standard">¿Cómo podemos especificar el tiempo de expiración en una sessionStorage?</text:p>
      <text:p text:style-name="Standard"/>
      <text:p text:style-name="Standard"/>
      <text:p text:style-name="Standard">¿Qué método se utiliza para agregar un nuevo par clave/valor?</text:p>
      <text:p text:style-name="Standard"><text:tab/></text:p>
      <text:p text:style-name="Standard"/>
      <text:p text:style-name="Standard">¿Qué método se utiliza para eliminar un par clave/valor?</text:p>
      <text:p text:style-name="Standard"><text:tab/></text:p>
      <text:p text:style-name="Standard"/>
      <text:p text:style-name="Standard">¿Qué hace el método clear()?</text:p>
      <text:p text:style-name="Standard"/>
      <text:p text:style-name="Standard"><text:tab/></text:p>
      <text:p text:style-name="Standard"/>
      <text:p text:style-name="P4">LocalStorage</text:p>
      <text:p text:style-name="Standard">¿Para qué está diseñado el mecanismo de almacenamiento localStorage?</text:p>
      <text:p text:style-name="Standard"><text:tab/></text:p>
      <text:p text:style-name="Standard"/>
      <text:p text:style-name="Standard">¿Cuándo se dispara el evento StorageEvent?</text:p>
      <text:p text:style-name="Standard"><text:tab/></text:p>
      <text:p text:style-name="Standard"/>
      <text:p text:style-name="Standard"/>
      <text:p text:style-name="P4">La persistencia de los datos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start-value="2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 </meta:initial-creator>
    <meta:creation-date>2014-01-28T10:53:26</meta:creation-date>
    <dc:date>2018-01-26T10:30:04.342038091</dc:date>
    <meta:editing-duration>PT20H58M4S</meta:editing-duration>
    <meta:editing-cycles>49</meta:editing-cycles>
    <meta:generator>LibreOffice/5.4.0.3$Linux_X86_64 LibreOffice_project/40m0$Build-3</meta:generator>
    <meta:document-statistic meta:table-count="0" meta:image-count="0" meta:object-count="0" meta:page-count="2" meta:paragraph-count="44" meta:word-count="222" meta:character-count="1496" meta:non-whitespace-character-count="1297"/>
  </office:meta>
</office:document-meta>
</file>